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o Extended" svg:font-family="'Lato Extended', Lato, '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2ca9" officeooo:paragraph-rsid="00192ca9"/>
    </style:style>
    <style:style style:name="P2" style:family="paragraph" style:parent-style-name="Standard">
      <style:text-properties officeooo:paragraph-rsid="00192ca9"/>
    </style:style>
    <style:style style:name="P3" style:family="paragraph" style:parent-style-name="Standard">
      <style:text-properties style:font-name="Liberation Serif" fo:font-weight="normal" officeooo:rsid="00192ca9" officeooo:paragraph-rsid="00192ca9" style:font-weight-asian="normal" style:font-weight-complex="normal"/>
    </style:style>
    <style:style style:name="T1" style:family="text">
      <style:text-properties officeooo:rsid="00192ca9"/>
    </style:style>
    <style:style style:name="T2" style:family="text">
      <style:text-properties style:font-name="Monospace" fo:font-size="10pt" style:font-size-asian="10pt"/>
    </style:style>
    <style:style style:name="T3" style:family="text">
      <style:text-properties fo:font-variant="normal" fo:text-transform="none" fo:color="#333333" loext:opacity="100%" style:font-name="Liberation Serif" fo:font-size="12pt" fo:letter-spacing="normal" fo:font-style="normal" style:text-underline-style="none" fo:font-weight="normal" officeooo:rsid="00192ca9" style:font-size-asian="12pt" style:font-weight-asian="normal" style:font-size-complex="12pt" style:font-weight-complex="normal"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pi di Iterazione sono : </text:p>
      <text:p text:style-name="P1">While, Do-While e For.</text:p>
      <text:p text:style-name="P1"/>
      <text:p text:style-name="P1">While:</text:p>
      <text:p text:style-name="P1">while esegue solo quando condizione e’ soddisfatta.</text:p>
      <text:p text:style-name="P2"><text:span text:style-name="T1">(int indice = (da dove dobbiamo iniziare)) // dichiarazione e </text:span>inizializzazione della variabile <text:span text:style-name="T1">//se necessario</text:span></text:p>
      <text:p text:style-name="P1">ESEMPIO:</text:p>
      <text:p text:style-name="P1">while(condizione)</text:p>
      <text:p text:style-name="P1">{</text:p>
      <text:p text:style-name="P1"><text:tab/> istruzioni/codice da eseguire</text:p>
      <text:p text:style-name="P1"><text:tab/>indice++ (se necessario) // dobbiama essere attenti per questa cosa altrimenti loop va in infinito</text:p>
      <text:p text:style-name="P1">}</text:p>
      <text:p text:style-name="P1"/>
      <text:p text:style-name="P1"/>
      <text:p text:style-name="P1">Do-While :</text:p>
      <text:p text:style-name="P1">Do-While eseguirera’ almeno per una volta</text:p>
      <text:p text:style-name="P1">ESEMPIO:</text:p>
      <text:p text:style-name="P1">do</text:p>
      <text:p text:style-name="P1">{</text:p>
      <text:p text:style-name="P1"><text:s text:c="3"/><text:tab/>// istruzioni/codice da eseguire</text:p>
      <text:p text:style-name="P1">} while (condizione);</text:p>
      <text:p text:style-name="P1">di solito, qua codizione e’ opposita del ciclo “while” normale</text:p>
      <text:p text:style-name="P1"/>
      <text:p text:style-name="P1">For :</text:p>
      <text:p text:style-name="P1">For e’ una dei cicli usato molto in programmazione, e’ facile da usare.</text:p>
      <text:p text:style-name="P1">E’ come il “While”, esegue solo quando condizione e’ soddisfatta.</text:p>
      <text:p text:style-name="P1">ESEMPI:</text:p>
      <text:p text:style-name="P2"><text:span text:style-name="T1">for(da dove dobbiamo iniziare// </text:span>inizializzazione della variabile <text:span text:style-name="T1">; </text:span>la condizione di continuazione del ciclo; l'incremento della variabile<text:span text:style-name="T1">)</text:span></text:p>
      <text:p text:style-name="P1">{</text:p>
      <text:p text:style-name="P1"><text:tab/>// istruzioni/codice da eseguire</text:p>
      <text:p text:style-name="P1">}</text:p>
      <text:p text:style-name="P1"/>
      <text:p text:style-name="P1">for (int i = 0; i &lt; vettore/array.length; i++)</text:p>
      <text:p text:style-name="P1">{</text:p>
      <text:p text:style-name="P1"><text:tab/>System.out.println(vettore/array[i]);</text:p>
      <text:p text:style-name="P1">}</text:p>
      <text:p text:style-name="P1">Questo esempio sopra stampera’ determinata cella di memoria di array in posizione i ezima.</text:p>
      <text:p text:style-name="P1">Qua variabile i esiste solo nel blocco di for. Se vogliamo usare lo stesso nome nel altro for, possiamo farlo.</text:p>
      <text:p text:style-name="P1"/>
      <text:p text:style-name="P1"/>
      <text:p text:style-name="P1"/>
      <text:p text:style-name="P1"/>
      <text:p text:style-name="P1"/>
      <text:p text:style-name="P1"/>
      <text:p text:style-name="P1"/>
      <text:p text:style-name="P1"/>
      <text:p text:style-name="P1"/>
      <text:p text:style-name="P1"><text:soft-page-break/>6 - Supponendo di avere un file di nome "elenco.txt" con scritto "pippo,pluto,22" scrivere il codice che legga da file la riga e che stampi in maniera ordinata, una sotto l'altra, le informazioni lette. Esempio: Nome : pippo Cognome : pluto Eta : 22</text:p>
      <text:p text:style-name="P1"/>
      <text:p text:style-name="P1"/>
      <text:p text:style-name="P1"/>
      <text:p text:style-name="P1">pippo,pluto,22</text:p>
      <text:p text:style-name="P1"/>
      <text:p text:style-name="P1">|| suppongo che il file esiste in package “res” di cartella “src”. E uso percorso locale <text:s/>per accedere il file invece di usare percorso globale ||</text:p>
      <text:p text:style-name="P1">Codice :</text:p>
      <text:p text:style-name="P1"/>
      <text:p text:style-name="P1">package main;</text:p>
      <text:p text:style-name="P1"/>
      <text:p text:style-name="P1">import java.io.File;</text:p>
      <text:p text:style-name="P1">import java.util.Scanner;</text:p>
      <text:p text:style-name="P1"/>
      <text:p text:style-name="P1">// e’ necessario avere lo stesso nome del Class e file dove ce scritta questa codice.</text:p>
      <text:p text:style-name="P1">// questa classe si chiama Classe di avvio.</text:p>
      <text:p text:style-name="P1">public class Main</text:p>
      <text:p text:style-name="P1">{</text:p>
      <text:p text:style-name="P1"><text:tab/>public static void main(String args[])</text:p>
      <text:p text:style-name="P1"><text:tab/>{</text:p>
      <text:p text:style-name="P1"><text:tab/><text:tab/>String percorsoLocale = “src/res/elenco.txt”;</text:p>
      <text:p text:style-name="P1"><text:tab/><text:tab/>Scanner file = new Scanner (new File (percorsoLocale));</text:p>
      <text:p text:style-name="P1"><text:tab/><text:tab/>String res = “”;</text:p>
      <text:p text:style-name="P1"/>
      <text:p text:style-name="P1"><text:tab/><text:tab/>while (file.hasNextLine())</text:p>
      <text:p text:style-name="P1"><text:tab/><text:tab/>{</text:p>
      <text:p text:style-name="P1"><text:tab/><text:tab/><text:tab/>String [] infoLine = file.nextLine().split(“,”);</text:p>
      <text:p text:style-name="P1"><text:tab/><text:tab/><text:tab/>res += “Nome : ” + infoLine[0] + </text:p>
      <text:p text:style-name="P1"><text:tab/><text:tab/><text:tab/><text:tab/>“\nCognome : ” + infoLine[1] +</text:p>
      <text:p text:style-name="P1"><text:tab/><text:tab/><text:tab/><text:tab/>“\nEta : ” + Integer.parseInt(infoLine[2]) +</text:p>
      <text:p text:style-name="P1"><text:tab/><text:tab/><text:tab/><text:tab/>“\n - - - - - - - - - - - - - - - - - - - - - - - - - - - - - - - - \n”;</text:p>
      <text:p text:style-name="P1"><text:tab/><text:tab/>} //fine whie</text:p>
      <text:p text:style-name="P1"/>
      <text:p text:style-name="P1"><text:tab/><text:tab/>System.out.println(res);</text:p>
      <text:p text:style-name="P1"><text:tab/>}//fine main</text:p>
      <text:p text:style-name="P1">}//fine Class Main</text:p>
      <text:p text:style-name="P1"/>
      <text:p text:style-name="P1"/>
      <text:p text:style-name="P1">fine Codice.</text:p>
      <text:p text:style-name="P1">|| suppongo che possono aggiunger le righe in futuro nel file elenco.txt, uso “file.hasNextLine” in condizione di while per vedere se ce’ qualcosa da leggere in linea successiva ||</text:p>
      <text:p text:style-name="P1"/>
      <text:p text:style-name="P1"/>
      <text:p text:style-name="P1"/>
      <text:p text:style-name="P1"/>
      <text:p text:style-name="P1"/>
      <text:p text:style-name="P1"/>
      <text:p text:style-name="P1"/>
      <text:p text:style-name="P1"/>
      <text:p text:style-name="P1"><text:soft-page-break/></text:p>
      <text:p text:style-name="P2"><text:span text:style-name="T1">13 - Indica i tipi di selezione che conosci e in breve le sue caratteristiche</text:span><text:span text:style-name="T3"/></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La selezione ha 3 tipi:</text:span></text:span></text:p>
      <text:p text:style-name="P2"><text:span text:style-name="Strong_20_Emphasis"><text:span text:style-name="T3">If <text:s/>Statement,</text:span></text:span></text:p>
      <text:p text:style-name="P2"><text:span text:style-name="Strong_20_Emphasis"><text:span text:style-name="T3">Switch,</text:span></text:span></text:p>
      <text:p text:style-name="P2"><text:span text:style-name="Strong_20_Emphasis"><text:span text:style-name="T3">Ternario.</text:span></text:span></text:p>
      <text:p text:style-name="P2"><text:span text:style-name="Strong_20_Emphasis"><text:span text:style-name="T3"/></text:span></text:p>
      <text:p text:style-name="P2"><text:span text:style-name="Strong_20_Emphasis"><text:span text:style-name="T3">=&gt; IF, contiene IF-PIATTI(IF dentro IF), IF-ELSE, ELSE-IF. Consente di eseguire un blocco di istruzioni se una condizione e’ vera altrimenti esegue un diverso blocco di codice se ce’ scritto. Puo’ essere scritto solo IF o ELSE dopo IF o ELSE IF dopo IF. Non puoi scrivere prima else-if/else e poi IF.</text:span></text:span></text:p>
      <text:p text:style-name="P2"><text:span text:style-name="Strong_20_Emphasis"><text:span text:style-name="T3">ESEMPIO:</text:span></text:span></text:p>
      <text:p text:style-name="P2"><text:span text:style-name="Strong_20_Emphasis"><text:span text:style-name="T3">if (condizione)</text:span></text:span></text:p>
      <text:p text:style-name="P2"><text:span text:style-name="Strong_20_Emphasis"><text:span text:style-name="T3">{</text:span></text:span></text:p>
      <text:p text:style-name="P2"><text:span text:style-name="Strong_20_Emphasis"><text:span text:style-name="T3"><text:s text:c="4"/>// istruzioni da eseguire se la condizione è vera</text:span></text:span></text:p>
      <text:p text:style-name="P2"><text:span text:style-name="Strong_20_Emphasis"><text:span text:style-name="T3">} </text:span></text:span></text:p>
      <text:p text:style-name="P2"><text:span text:style-name="Strong_20_Emphasis"><text:span text:style-name="T3">else</text:span></text:span></text:p>
      <text:p text:style-name="P2"><text:span text:style-name="Strong_20_Emphasis"><text:span text:style-name="T3">{</text:span></text:span></text:p>
      <text:p text:style-name="P2"><text:span text:style-name="Strong_20_Emphasis"><text:span text:style-name="T3"><text:s text:c="4"/>// istruzioni da eseguire se la condizione è falsa</text:span></text:span></text:p>
      <text:p text:style-name="P2"><text:span text:style-name="Strong_20_Emphasis"><text:span text:style-name="T3">}</text:span></text:span></text:p>
      <text:p text:style-name="P2"><text:span text:style-name="Strong_20_Emphasis"><text:span text:style-name="T3"/></text:span></text:p>
      <text:p text:style-name="P2"><text:span text:style-name="Strong_20_Emphasis"><text:span text:style-name="T3">=&gt; SWITCH, e’ utilizzato molto per creare il menu’, aiuta quando si desidera selezionare tra più opzioni. Ogni opzione/casistica si chiama “case”. E’ importante usare il BREAK dopo ogni case solo se non vogliamo eseguire unaltro case insieme. DEFAULT non e’ obbligatorio, e il Break alla fine del Switch non e’ obligatorio</text:span></text:span></text:p>
      <text:p text:style-name="P2"><text:span text:style-name="Strong_20_Emphasis"><text:span text:style-name="T3">ESEMPIO:</text:span></text:span></text:p>
      <text:p text:style-name="P2"><text:span text:style-name="Strong_20_Emphasis"><text:span text:style-name="T3">switch (Variabile)</text:span></text:span></text:p>
      <text:p text:style-name="P2"><text:span text:style-name="Strong_20_Emphasis"><text:span text:style-name="T3">{</text:span></text:span></text:p>
      <text:p text:style-name="P2"><text:span text:style-name="Strong_20_Emphasis"><text:span text:style-name="T3"><text:s text:c="4"/>case valoreDelVariabile:</text:span></text:span></text:p>
      <text:p text:style-name="P2"><text:span text:style-name="Strong_20_Emphasis"><text:span text:style-name="T3"><text:s text:c="8"/>// istruzioni da eseguire</text:span></text:span></text:p>
      <text:p text:style-name="P2"><text:span text:style-name="Strong_20_Emphasis"><text:span text:style-name="T3"><text:s text:c="8"/>break;</text:span></text:span></text:p>
      <text:p text:style-name="P2"><text:span text:style-name="Strong_20_Emphasis"><text:span text:style-name="T3"><text:s text:c="4"/>case valoreDelVariabile:</text:span></text:span></text:p>
      <text:p text:style-name="P2"><text:span text:style-name="Strong_20_Emphasis"><text:span text:style-name="T3"><text:s text:c="8"/>// istruzioni da eseguire </text:span></text:span></text:p>
      <text:p text:style-name="P2"><text:span text:style-name="Strong_20_Emphasis"><text:span text:style-name="T3"><text:s text:c="8"/>break;</text:span></text:span></text:p>
      <text:p text:style-name="P2"><text:span text:style-name="Strong_20_Emphasis"><text:span text:style-name="T3"><text:s text:c="4"/>case <text:s/>valoreDelVariabile:</text:span></text:span></text:p>
      <text:p text:style-name="P2"><text:span text:style-name="Strong_20_Emphasis"><text:span text:style-name="T3"><text:s text:c="4"/>case <text:s/>valoreDelVariabile:</text:span></text:span></text:p>
      <text:p text:style-name="P2"><text:span text:style-name="Strong_20_Emphasis"><text:span text:style-name="T3"><text:tab/>// istruzioni da eseguire </text:span></text:span></text:p>
      <text:p text:style-name="P2"><text:span text:style-name="Strong_20_Emphasis"><text:span text:style-name="T3"><text:tab/>break;</text:span></text:span></text:p>
      <text:p text:style-name="P2"><text:span text:style-name="Strong_20_Emphasis"><text:span text:style-name="T3"><text:s text:c="4"/>default:</text:span></text:span></text:p>
      <text:p text:style-name="P2"><text:span text:style-name="Strong_20_Emphasis"><text:span text:style-name="T3"><text:s text:c="8"/>// istruzioni da eseguire se nessun caso corrisponde</text:span></text:span></text:p>
      <text:p text:style-name="P2"><text:span text:style-name="Strong_20_Emphasis"><text:span text:style-name="T3"><text:tab/>break; //non e’ necessario</text:span></text:span></text:p>
      <text:p text:style-name="P2"><text:span text:style-name="Strong_20_Emphasis"><text:span text:style-name="T3">}</text:span></text:span></text:p>
      <text:p text:style-name="P2"><text:span text:style-name="Strong_20_Emphasis"><text:span text:style-name="T3"/></text:span></text:p>
      <text:p text:style-name="P2"><text:span text:style-name="Strong_20_Emphasis"><text:span text:style-name="T3">=&gt; Ternario, e’ tanto utile quando e’ necessario assegnare un valore a una variabile in base a una condizione singola, funziona essatamente come IF-ELSE ma e’ molto corta rispetto a IF-ELSE.</text:span></text:span></text:p>
      <text:p text:style-name="P2"><text:span text:style-name="Strong_20_Emphasis"><text:span text:style-name="T3">Consigliato da usare in moderazione perche’ si confonde facilmente per alti progammatori chi legge il codice. E’ importante sapere che Ternario sempre da un valore da mettere in un cello di memoria.</text:span></text:span></text:p>
      <text:p text:style-name="P2"><text:span text:style-name="Strong_20_Emphasis"><text:span text:style-name="T3">ESEMPIO:</text:span></text:span></text:p>
      <text:p text:style-name="P2"><text:span text:style-name="Strong_20_Emphasis"><text:span text:style-name="T3"><text:tab/>variabile(attenzione con tipo) = condizione ? valore_se_vero : valore_se_falso;</text:span></text:span></text:p>
      <text:p text:style-name="P2"><text:span text:style-name="Strong_20_Emphasis"><text:span text:style-name="T3"><text:tab/>String gioca = gioca ? “SI” : “NO”; // gioca e’ tipo boolean.</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o Extended" svg:font-family="'Lato Extended', Lato, '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2T09:12:10.711874644</meta:creation-date>
    <dc:date>2023-12-22T14:09:20.301281536</dc:date>
    <meta:editing-duration>PT4H57M9S</meta:editing-duration>
    <meta:editing-cycles>2</meta:editing-cycles>
    <meta:generator>LibreOffice/7.6.4.1$Linux_X86_64 LibreOffice_project/60$Build-1</meta:generator>
    <meta:document-statistic meta:table-count="0" meta:image-count="0" meta:object-count="0" meta:page-count="3" meta:paragraph-count="100" meta:word-count="689" meta:character-count="4283" meta:non-whitespace-character-count="3568"/>
  </office:meta>
</office:document-meta>
</file>